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5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Normally open controllable key type 3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7.093cm" svg:height="2.685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 are for unit input signals (or vectors of signals),</text:span></text:span><text:span text:style-name="Основной_20_шрифт_20_абзаца"><text:span text:style-name="T3"><draw:frame draw:style-name="fr4" draw:name="Object2" text:anchor-type="as-char" svg:width="2.512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are for unit output signals (or vectors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top</text:span></text:span><text:span text:style-name="Основной_20_шрифт_20_абзаца"><text:span text:style-name="T3">. In the process of calculation the image of the unit changes depending on the availability of a control signal: the key is nor</text:span></text:span><text:span text:style-name="Основной_20_шрифт_20_абзаца"><text:span text:style-name="T3">mally </text:span></text:span><text:span text:style-name="Основной_20_шрифт_20_абзаца"><text:span text:style-name="T5">open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closed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38cm" svg:height="2.799cm" draw:z-index="0"><draw:image xlink:href="../../odt_eng/images/0095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35cm" svg:height="2.75cm" draw:z-index="0"><draw:image xlink:href="../../odt_eng/images/0095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  <text:p text:style-name="Text_20_body"><text:span text:style-name="Основной_20_шрифт_20_абзаца"><text:span text:style-name="T5">Notes:</text:span></text:span><text:span text:style-name="Основной_20_шрифт_20_абзаца"><text:span text:style-name="T3"> since the key (submodel) algorithm is implemented by means of “Multiplier” unit then, when a control signal different from 1 is delivered, a signal equal to the product of </text:span></text:span><text:span text:style-name="Основной_20_шрифт_20_абзаца"><text:span text:style-name="T3"><draw:frame draw:style-name="fr4" draw:name="Объект5" text:anchor-type="as-char" svg:width="1.159cm" svg:height="0.621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3">by the value of control signal will appear at the unit outpu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разомкнутый тип 3</dc:title>
    <meta:creation-date>2012-01-25T10:47:00</meta:creation-date>
    <dc:date>2012-03-05T18:30:05.38</dc:date>
    <meta:editing-cycles>43</meta:editing-cycles>
    <meta:editing-duration>PT3H28M27S</meta:editing-duration>
    <dc:creator>Александр </dc:creator>
    <meta:document-statistic meta:table-count="2" meta:image-count="4" meta:object-count="4" meta:page-count="1" meta:paragraph-count="16" meta:word-count="168" meta:character-count="97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5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if ~ Control (t) = 0; #
alignl x_1(t), ~ if ~ Control (t) = 1;}  right none
newline
y_2(t) = left lbrace stack{
alignl 0,    ~ if ~ Control(t) = 0; #
alignl x_2(t), ~ if ~ Control(t) = 1;}  right none
</annotation>
  </semantics>
</math>
</file>

<file path=Object 2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4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